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9cm" fo:min-width="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9cm" fo:min-width="16.25cm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5cm" fo:min-width="6cm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876cm" fo:min-width="5.188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75cm" fo:min-width="5.5cm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126cm" fo:min-width="4.313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top" draw:auto-grow-height="false" fo:min-height="13.5cm" fo:min-width="9.5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5cm" fo:min-width="4.094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5.75cm" fo:min-width="12cm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bottom" draw:auto-grow-height="false" fo:min-height="11.25cm" fo:min-width="22.7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end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cm" svg:height="9.25cm" svg:x="2cm" svg:y="7.75cm">
          <text:p text:style-name="P1">WebAssembly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6.75cm" svg:height="9.25cm" svg:x="10.25cm" svg:y="7.75cm">
          <text:p text:style-name="P1">JavaScrip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6.5cm" svg:height="2.75cm" svg:x="20.5cm" svg:y="11cm">
          <text:p text:style-name="P1">Web API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5cm" svg:height="2.25cm" svg:x="6cm" svg:y="8.5cm">
          <text:p text:style-name="P1">Export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6.5cm" svg:height="2.25cm" svg:x="6cm" svg:y="14.25cm">
          <text:p text:style-name="P1">Import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5" draw:text-style-name="P1" draw:layer="layout" svg:width="6cm" svg:height="3cm" svg:x="3cm" svg:y="6cm">
          <text:p text:style-name="P1">Rust cod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cm" svg:height="3cm" svg:x="16.25cm" svg:y="5.75cm">
          <text:p text:style-name="P1">.wasm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cm" svg:height="2.75cm" svg:x="10cm" svg:y="6cm">
          <text:p text:style-name="P1">cargo &amp; rust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3" draw:style-name="dp1" draw:master-page-name="Default">
        <draw:custom-shape draw:style-name="gr7" draw:text-style-name="P1" draw:layer="layout" svg:width="10cm" svg:height="13.75cm" svg:x="15.75cm" svg:y="4cm">
          <text:p text:style-name="P2">Brows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cm" svg:height="3cm" svg:x="3cm" svg:y="6cm">
          <text:p text:style-name="P1">Rust cod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cm" svg:height="3cm" svg:x="17.75cm" svg:y="5.75cm">
          <text:p text:style-name="P1">.wasm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5cm" svg:height="2.75cm" svg:x="10cm" svg:y="6cm">
          <text:p text:style-name="P1">cargo &amp; rust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6cm" svg:height="3cm" svg:x="17.75cm" svg:y="12.75cm">
          <text:p text:style-name="P1">index.html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5.25cm" svg:height="3.5cm" draw:transform="rotate (1.5707963267949) translate (19cm 13.25cm)">
          <text:p text:style-name="P1">Load &amp; execut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4" draw:style-name="dp1" draw:master-page-name="Default">
        <draw:custom-shape draw:style-name="gr5" draw:text-style-name="P3" draw:layer="layout" svg:width="6cm" svg:height="3cm" svg:x="1cm" svg:y="6cm">
          <text:p text:style-name="P3">Rust cod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cm" svg:height="2.75cm" svg:x="7.25cm" svg:y="6cm">
          <text:p text:style-name="P3">cargo &amp; rust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6cm" svg:height="3cm" svg:x="13cm" svg:y="6cm">
          <text:p text:style-name="P3">.wasm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cm" svg:height="3cm" svg:x="22.25cm" svg:y="6cm">
          <text:p text:style-name="P3">.js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cm" svg:height="2.75cm" svg:x="18.25cm" svg:y="6cm">
          <text:p text:style-name="P3">wasm_bindge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draw:page draw:name="page5" draw:style-name="dp1" draw:master-page-name="Default">
        <draw:custom-shape draw:style-name="gr5" draw:text-style-name="P3" draw:layer="layout" svg:width="6cm" svg:height="3cm" svg:x="1cm" svg:y="6cm">
          <text:p text:style-name="P3">Rust cod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cm" svg:height="2.75cm" svg:x="7.25cm" svg:y="6cm">
          <text:p text:style-name="P3">cargo &amp; rust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6cm" svg:height="3cm" svg:x="13cm" svg:y="6cm">
          <text:p text:style-name="P3">.wasm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cm" svg:height="3cm" svg:x="22.25cm" svg:y="6cm">
          <text:p text:style-name="P3">.js (&amp;snippets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cm" svg:height="2.75cm" svg:x="18.25cm" svg:y="6cm">
          <text:p text:style-name="P3">wasm_bindge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6cm" svg:height="3cm" svg:x="22.25cm" svg:y="9.5cm">
          <text:p text:style-name="P3">index.html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2.5cm" svg:height="6cm" svg:x="6.5cm" svg:y="9.5cm">
          <text:list text:style-name="L1">
            <text:list-item>
              <text:p text:style-name="P4">Process assets (CSS, SASS, JS, …)</text:p>
            </text:list-item>
            <text:list-item>
              <text:p text:style-name="P4">Collect &amp; process snippets</text:p>
            </text:list-item>
            <text:list-item>
              <text:p text:style-name="P4">Sub-resource integrity</text:p>
            </text:list-item>
            <text:list-item>
              <text:p text:style-name="P4">Watch &amp; serve (hot-reload)</text:p>
            </text:list-item>
          </text:list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0" draw:text-style-name="P5" draw:layer="layout" svg:width="23.25cm" svg:height="11.5cm" svg:x="5.5cm" svg:y="5.25cm">
          <text:p text:style-name="P5"><text:span text:style-name="T1">Trunk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cm" svg:height="3cm" svg:x="1cm" svg:y="6cm">
          <text:p text:style-name="P3">Rust code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cm" svg:height="2.75cm" svg:x="7.25cm" svg:y="6cm">
          <text:p text:style-name="P3">cargo &amp; rustc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6cm" svg:height="3cm" svg:x="13cm" svg:y="6cm">
          <text:p text:style-name="P3">.wasm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6cm" svg:height="3cm" svg:x="22.25cm" svg:y="6cm">
          <text:p text:style-name="P3">.js (&amp;snippets)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.5cm" svg:height="2.75cm" svg:x="18.25cm" svg:y="6cm">
          <text:p text:style-name="P3">wasm_bindge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6cm" svg:height="3cm" svg:x="22.25cm" svg:y="9.5cm">
          <text:p text:style-name="P3">index.html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12.5cm" svg:height="6cm" svg:x="6.5cm" svg:y="9.5cm">
          <text:list text:style-name="L1">
            <text:list-item>
              <text:p text:style-name="P4">Process assets (CSS, SASS, JS, …)</text:p>
            </text:list-item>
            <text:list-item>
              <text:p text:style-name="P4">Collect &amp; process snippets</text:p>
            </text:list-item>
            <text:list-item>
              <text:p text:style-name="P4">Sub-resource integrity</text:p>
            </text:list-item>
            <text:list-item>
              <text:p text:style-name="P4">Watch &amp; serve (hot-reload)</text:p>
            </text:list-item>
          </text:list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6:39:49.653045476</meta:creation-date>
    <dc:date>2024-09-18T17:01:50.897268287</dc:date>
    <meta:editing-duration>PT21M39S</meta:editing-duration>
    <meta:editing-cycles>10</meta:editing-cycles>
    <meta:generator>LibreOffice/24.8.1.2$Linux_X86_64 LibreOffice_project/87fa9aec1a63e70835390b81c40bb8993f1d4ff6</meta:generator>
    <meta:document-statistic meta:object-count="34"/>
  </office:meta>
</office:document-meta>
</file>